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Cambria" style:font-family-asian="Cambria" style:font-family-complex="Cambria" fo:background-color="#ffffff" fo:color="#17365d"/>
    </style:style>
    <style:style style:name="T2" style:family="text">
      <style:text-properties fo:font-size="26.00pt" fo:font-weight="normal" fo:font-family="Cambria" style:font-family-asian="Cambria" style:font-family-complex="Cambria" fo:background-color="#ffffff" fo:color="#17365d"/>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bold" fo:font-family="Cambria" style:font-family-asian="Cambria" style:font-family-complex="Cambria" fo:background-color="transparent" fo:color="#365f91"/>
    </style:style>
    <style:style style:name="T26" style:family="text">
      <style:text-properties fo:font-size="14.00pt" fo:font-weight="bold" fo:font-family="Cambria" style:font-family-asian="Cambria" style:font-family-complex="Cambria" fo:background-color="transparent" fo:color="#365f91"/>
    </style:style>
    <style:style style:name="T27" style:family="text">
      <style:text-properties fo:font-size="10.00pt" fo:font-weight="bold" fo:font-family="Arial" style:font-family-asian="Arial" style:font-family-complex="Arial" fo:background-color="#ffffff" fo:color="#333333"/>
    </style:style>
    <style:style style:name="T28" style:family="text">
      <style:text-properties fo:font-size="10.00pt" fo:font-weight="normal" fo:font-family="Arial" style:font-family-asian="Arial" style:font-family-complex="Arial" fo:background-color="#ffffff" fo:color="#333333"/>
    </style:style>
    <style:style style:name="T29" style:family="text">
      <style:text-properties fo:font-size="10.00pt" fo:font-weight="normal" fo:font-family="Arial" style:font-family-asian="Arial" style:font-family-complex="Arial" fo:background-color="#ffffff" fo:color="#333333"/>
    </style:style>
    <style:style style:name="T30" style:family="text">
      <style:text-properties fo:font-size="10.00pt" fo:font-weight="normal" fo:font-family="Arial" style:font-family-asian="Arial" style:font-family-complex="Arial" fo:background-color="#ffffff" fo:color="#333333"/>
    </style:style>
    <style:style style:name="T31" style:family="text">
      <style:text-properties fo:font-size="10.00pt" fo:font-weight="normal" fo:font-family="Arial" style:font-family-asian="Arial" style:font-family-complex="Arial" fo:background-color="#ffffff" fo:color="#333333"/>
    </style:style>
    <style:style style:name="T32" style:family="text">
      <style:text-properties fo:font-size="10.00pt" fo:font-weight="normal" fo:font-family="Arial" style:font-family-asian="Arial" style:font-family-complex="Arial" fo:background-color="#ffffff" fo:color="#333333"/>
    </style:style>
    <style:style style:name="T33" style:family="text">
      <style:text-properties fo:font-size="10.00pt" fo:font-weight="normal" fo:font-family="Arial" style:font-family-asian="Arial" style:font-family-complex="Arial" fo:background-color="#ffffff" fo:color="#333333"/>
    </style:style>
    <style:style style:name="T34" style:family="text">
      <style:text-properties fo:font-size="10.00pt" fo:font-weight="normal" fo:font-family="Arial" style:font-family-asian="Arial" style:font-family-complex="Arial" fo:background-color="#ffffff" fo:color="#333333"/>
    </style:style>
    <style:style style:name="T35" style:family="text">
      <style:text-properties fo:font-size="10.00pt" fo:font-weight="normal" fo:font-family="Arial" style:font-family-asian="Arial" style:font-family-complex="Arial" fo:background-color="#ffffff" fo:color="#333333"/>
    </style:style>
    <style:style style:name="T36" style:family="text">
      <style:text-properties fo:font-size="10.00pt" fo:font-weight="normal" fo:font-family="Arial" style:font-family-asian="Arial" style:font-family-complex="Arial" fo:background-color="#ffffff" fo:color="#333333"/>
    </style:style>
    <style:style style:name="T37" style:family="text">
      <style:text-properties fo:font-size="10.00pt" fo:font-weight="normal" fo:font-family="Arial" style:font-family-asian="Arial" style:font-family-complex="Arial" fo:background-color="#ffffff" fo:color="#333333"/>
    </style:style>
    <style:style style:name="T38" style:family="text">
      <style:text-properties fo:font-size="10.00pt" fo:font-weight="normal" fo:font-family="Arial" style:font-family-asian="Arial" style:font-family-complex="Arial" fo:background-color="#ffffff" fo:color="#333333"/>
    </style:style>
    <style:style style:name="T39" style:family="text">
      <style:text-properties fo:font-size="10.00pt" fo:font-weight="normal" fo:font-family="Arial" style:font-family-asian="Arial" style:font-family-complex="Arial" fo:background-color="#ffffff" fo:color="#333333"/>
    </style:style>
    <style:style style:name="T40" style:family="text">
      <style:text-properties fo:font-size="10.00pt" fo:font-weight="normal" fo:font-family="Arial" style:font-family-asian="Arial" style:font-family-complex="Arial" fo:background-color="#ffffff" fo:color="#333333"/>
    </style:style>
    <style:style style:name="T41" style:family="text">
      <style:text-properties fo:font-size="10.00pt" fo:font-weight="normal" fo:font-family="Arial" style:font-family-asian="Arial" style:font-family-complex="Arial" fo:background-color="#ffffff" fo:color="#333333"/>
    </style:style>
    <style:style style:name="T42" style:family="text">
      <style:text-properties fo:font-size="10.00pt" fo:font-weight="normal" fo:font-family="Arial" style:font-family-asian="Arial" style:font-family-complex="Arial" fo:background-color="#ffffff" fo:color="#333333"/>
    </style:style>
    <style:style style:name="T43" style:family="text">
      <style:text-properties fo:font-size="10.00pt" fo:font-weight="normal" fo:font-family="Arial" style:font-family-asian="Arial" style:font-family-complex="Arial" fo:background-color="#ffffff" fo:color="#333333"/>
    </style:style>
    <style:style style:name="T44" style:family="text">
      <style:text-properties fo:font-size="10.00pt" fo:font-weight="normal" fo:font-family="Arial" style:font-family-asian="Arial" style:font-family-complex="Arial" fo:background-color="#ffffff" fo:color="#333333"/>
    </style:style>
    <style:style style:name="T45" style:family="text">
      <style:text-properties fo:font-size="10.00pt" fo:font-weight="normal" fo:font-family="Arial" style:font-family-asian="Arial" style:font-family-complex="Arial" fo:background-color="#ffffff" fo:color="#333333"/>
    </style:style>
    <style:style style:name="T46" style:family="text">
      <style:text-properties fo:font-size="10.00pt" fo:font-weight="normal" fo:font-family="Arial" style:font-family-asian="Arial" style:font-family-complex="Arial" fo:background-color="#ffffff" fo:color="#333333"/>
    </style:style>
    <style:style style:name="T47" style:family="text">
      <style:text-properties fo:font-size="10.00pt" style:text-position="super" fo:font-weight="normal" fo:font-family="Arial" style:font-family-asian="Arial" style:font-family-complex="Arial" fo:background-color="#ffffff" fo:color="#333333"/>
    </style:style>
    <style:style style:name="T48" style:family="text">
      <style:text-properties fo:font-size="10.00pt" fo:font-weight="normal" fo:font-family="Arial" style:font-family-asian="Arial" style:font-family-complex="Arial" fo:background-color="#ffffff" fo:color="#333333"/>
    </style:style>
    <style:style style:name="T49" style:family="text">
      <style:text-properties fo:font-size="10.00pt" style:text-position="super" fo:font-weight="normal" fo:font-family="Arial" style:font-family-asian="Arial" style:font-family-complex="Arial" fo:background-color="#ffffff" fo:color="#333333"/>
    </style:style>
    <style:style style:name="T50" style:family="text">
      <style:text-properties fo:font-size="10.00pt" fo:font-weight="normal" fo:font-family="Arial" style:font-family-asian="Arial" style:font-family-complex="Arial" fo:background-color="#ffffff" fo:color="#333333"/>
    </style:style>
    <style:style style:name="T51" style:family="text">
      <style:text-properties fo:font-size="10.00pt" fo:font-weight="normal" fo:font-family="Arial" style:font-family-asian="Arial" style:font-family-complex="Arial" fo:background-color="#ffffff" fo:color="#333333"/>
    </style:style>
    <style:style style:name="T52" style:family="text">
      <style:text-properties fo:font-size="10.00pt" fo:font-weight="normal" fo:font-family="Arial" style:font-family-asian="Arial" style:font-family-complex="Arial" fo:background-color="#ffffff" fo:color="#333333"/>
    </style:style>
    <style:style style:name="T53" style:family="text">
      <style:text-properties fo:font-size="10.00pt" fo:font-weight="normal" fo:font-family="Arial" style:font-family-asian="Arial" style:font-family-complex="Arial" fo:background-color="#ffffff" fo:color="#333333"/>
    </style:style>
    <style:style style:name="T54" style:family="text">
      <style:text-properties fo:font-size="10.00pt" fo:font-weight="normal" fo:font-family="Arial" style:font-family-asian="Arial" style:font-family-complex="Arial" fo:background-color="#ffffff" fo:color="#333333"/>
    </style:style>
    <style:style style:name="T55" style:family="text">
      <style:text-properties fo:font-size="10.00pt" fo:font-weight="normal" fo:font-family="Arial" style:font-family-asian="Arial" style:font-family-complex="Arial" fo:background-color="#ffffff" fo:color="#333333"/>
    </style:style>
    <style:style style:name="T56" style:family="text">
      <style:text-properties fo:font-size="10.00pt" fo:font-weight="normal" fo:font-family="Arial" style:font-family-asian="Arial" style:font-family-complex="Arial" fo:background-color="#ffffff" fo:color="#333333"/>
    </style:style>
    <style:style style:name="T57" style:family="text">
      <style:text-properties fo:font-size="10.00pt" fo:font-weight="normal" fo:font-family="Arial" style:font-family-asian="Arial" style:font-family-complex="Arial" fo:background-color="#ffffff" fo:color="#333333"/>
    </style:style>
    <style:style style:name="T58" style:family="text">
      <style:text-properties fo:font-size="10.00pt" fo:font-weight="normal" fo:font-family="Arial" style:font-family-asian="Arial" style:font-family-complex="Arial" fo:background-color="#ffffff" fo:color="#333333"/>
    </style:style>
    <style:style style:name="T59" style:family="text">
      <style:text-properties fo:font-size="10.00pt" fo:font-weight="normal" fo:font-family="Arial" style:font-family-asian="Arial" style:font-family-complex="Arial" fo:background-color="#ffffff" fo:color="#333333"/>
    </style:style>
    <style:style style:name="T60" style:family="text">
      <style:text-properties fo:font-size="10.00pt" fo:font-weight="normal" fo:font-family="Arial" style:font-family-asian="Arial" style:font-family-complex="Arial" fo:background-color="#ffffff" fo:color="#333333"/>
    </style:style>
    <style:style style:name="T61" style:family="text">
      <style:text-properties fo:font-size="10.00pt" fo:font-weight="normal" fo:font-family="Arial" style:font-family-asian="Arial" style:font-family-complex="Arial" fo:background-color="#ffffff" fo:color="#333333"/>
    </style:style>
    <style:style style:name="T62" style:family="text">
      <style:text-properties fo:font-size="10.00pt" fo:font-weight="normal" fo:font-family="Arial" style:font-family-asian="Arial" style:font-family-complex="Arial" fo:background-color="#ffffff" fo:color="#333333"/>
    </style:style>
    <style:style style:name="T63" style:family="text">
      <style:text-properties fo:font-size="10.00pt" fo:font-weight="normal" fo:font-family="Arial" style:font-family-asian="Arial" style:font-family-complex="Arial" fo:background-color="#ffffff" fo:color="#333333"/>
    </style:style>
    <style:style style:name="T64" style:family="text">
      <style:text-properties fo:font-size="10.00pt" fo:font-weight="normal" fo:font-family="Arial" style:font-family-asian="Arial" style:font-family-complex="Arial" fo:background-color="#ffffff" fo:color="#333333"/>
    </style:style>
    <style:style style:name="T65" style:family="text">
      <style:text-properties fo:font-size="10.00pt" fo:font-weight="normal" fo:font-family="Arial" style:font-family-asian="Arial" style:font-family-complex="Arial" fo:background-color="#ffffff" fo:color="#333333"/>
    </style:style>
    <style:style style:name="T66" style:family="text">
      <style:text-properties fo:font-size="10.00pt" fo:font-weight="normal" fo:font-family="Arial" style:font-family-asian="Arial" style:font-family-complex="Arial" fo:background-color="#ffffff" fo:color="#333333"/>
    </style:style>
    <style:style style:name="T67" style:family="text">
      <style:text-properties fo:font-size="10.00pt" fo:font-weight="normal" fo:font-family="Arial" style:font-family-asian="Arial" style:font-family-complex="Arial" fo:background-color="#ffffff" fo:color="#333333"/>
    </style:style>
    <style:style style:name="T68" style:family="text">
      <style:text-properties fo:font-size="10.00pt" fo:font-weight="normal" fo:font-family="Arial" style:font-family-asian="Arial" style:font-family-complex="Arial" fo:background-color="#ffffff" fo:color="#333333"/>
    </style:style>
    <style:style style:name="T69" style:family="text">
      <style:text-properties fo:font-size="10.00pt" fo:font-weight="normal" fo:font-family="Arial" style:font-family-asian="Arial" style:font-family-complex="Arial" fo:background-color="#ffffff" fo:color="#333333"/>
    </style:style>
    <style:style style:name="T70" style:family="text">
      <style:text-properties fo:font-size="10.00pt" fo:font-weight="normal" fo:font-family="Arial" style:font-family-asian="Arial" style:font-family-complex="Arial" fo:background-color="#ffffff" fo:color="#333333"/>
    </style:style>
    <style:style style:name="T71" style:family="text">
      <style:text-properties fo:font-size="10.00pt" fo:font-weight="normal" fo:font-family="Arial" style:font-family-asian="Arial" style:font-family-complex="Arial" fo:background-color="#ffffff" fo:color="#333333"/>
    </style:style>
    <style:style style:name="T72" style:family="text">
      <style:text-properties fo:font-size="13.00pt" fo:font-weight="bold" fo:font-family="Cambria" style:font-family-asian="Cambria" style:font-family-complex="Cambria" fo:background-color="#ffffff" fo:color="#4f81bd"/>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3.50pt" fo:font-weight="normal" fo:font-family="Arial" style:font-family-asian="Arial" style:font-family-complex="Arial" fo:background-color="transparent" fo:color="#000000"/>
    </style:style>
    <style:style style:name="T83" style:family="text">
      <style:text-properties fo:font-size="13.50pt" fo:font-weight="bold" fo:font-family="Arial" style:font-family-asian="Arial" style:font-family-complex="Arial" fo:background-color="transparent" fo:color="#000000" fo:font-style="italic"/>
    </style:style>
    <style:style style:name="T84" style:family="text">
      <style:text-properties fo:font-size="13.50pt" fo:font-weight="normal" fo:font-family="Arial" style:font-family-asian="Arial" style:font-family-complex="Arial" fo:background-color="transparent" fo:color="#000000"/>
    </style:style>
    <style:style style:name="T85" style:family="text">
      <style:text-properties fo:font-size="13.50pt" fo:font-weight="normal" fo:font-family="Symbol" style:font-family-asian="Symbol" style:font-family-complex="Symbol" fo:background-color="transparent" fo:color="#000000"/>
    </style:style>
    <style:style style:name="T86" style:family="text">
      <style:text-properties fo:font-size="13.50pt" fo:font-weight="normal" fo:font-family="Arial" style:font-family-asian="Arial" style:font-family-complex="Arial" fo:background-color="transparent" fo:color="#000000"/>
    </style:style>
    <style:style style:name="T87" style:family="text">
      <style:text-properties fo:font-size="13.50pt" fo:font-weight="bold" fo:font-family="Arial" style:font-family-asian="Arial" style:font-family-complex="Arial" fo:background-color="transparent" fo:color="#000000" fo:font-style="italic"/>
    </style:style>
    <style:style style:name="T88" style:family="text">
      <style:text-properties fo:font-size="13.50pt" fo:font-weight="normal" fo:font-family="Arial" style:font-family-asian="Arial" style:font-family-complex="Arial" fo:background-color="transparent" fo:color="#000000"/>
    </style:style>
    <style:style style:name="T89" style:family="text">
      <style:text-properties fo:font-size="13.50pt" fo:font-weight="normal" fo:font-family="Symbol" style:font-family-asian="Symbol" style:font-family-complex="Symbol" fo:background-color="transparent" fo:color="#000000"/>
    </style:style>
    <style:style style:name="T90" style:family="text">
      <style:text-properties fo:font-size="13.50pt" fo:font-weight="normal" fo:font-family="Arial" style:font-family-asian="Arial" style:font-family-complex="Arial" fo:background-color="transparent" fo:color="#000000"/>
    </style:style>
    <style:style style:name="T91" style:family="text">
      <style:text-properties fo:font-size="13.50pt" fo:font-weight="bold" fo:font-family="Arial" style:font-family-asian="Arial" style:font-family-complex="Arial" fo:background-color="transparent" fo:color="#000000" fo:font-style="italic"/>
    </style:style>
    <style:style style:name="T92" style:family="text">
      <style:text-properties fo:font-size="13.50pt" fo:font-weight="normal" fo:font-family="Arial" style:font-family-asian="Arial" style:font-family-complex="Arial" fo:background-color="transparent" fo:color="#000000"/>
    </style:style>
    <style:style style:name="T93" style:family="text">
      <style:text-properties fo:font-size="13.50pt" fo:font-weight="normal" fo:font-family="Symbol" style:font-family-asian="Symbol" style:font-family-complex="Symbol" fo:background-color="transparent" fo:color="#000000"/>
    </style:style>
    <style:style style:name="T94" style:family="text">
      <style:text-properties fo:font-size="13.50pt" fo:font-weight="normal" fo:font-family="Arial" style:font-family-asian="Arial" style:font-family-complex="Arial" fo:background-color="transparent" fo:color="#000000"/>
    </style:style>
    <style:style style:name="T95" style:family="text">
      <style:text-properties fo:font-size="13.50pt" fo:font-weight="bold" fo:font-family="Arial" style:font-family-asian="Arial" style:font-family-complex="Arial" fo:background-color="transparent" fo:color="#000000" fo:font-style="italic"/>
    </style:style>
    <style:style style:name="T96" style:family="text">
      <style:text-properties fo:font-size="13.50pt" fo:font-weight="normal" fo:font-family="Arial" style:font-family-asian="Arial" style:font-family-complex="Arial" fo:background-color="transparent" fo:color="#000000"/>
    </style:style>
    <style:style style:name="T97" style:family="text">
      <style:text-properties fo:font-size="13.50pt" fo:font-weight="normal" fo:font-family="Symbol" style:font-family-asian="Symbol" style:font-family-complex="Symbol" fo:background-color="transparent" fo:color="#000000"/>
    </style:style>
    <style:style style:name="T98" style:family="text">
      <style:text-properties fo:font-size="13.50pt" fo:font-weight="normal" fo:font-family="Arial" style:font-family-asian="Arial" style:font-family-complex="Arial" fo:background-color="transparent" fo:color="#000000"/>
    </style:style>
    <style:style style:name="T99" style:family="text">
      <style:text-properties fo:font-size="13.50pt" fo:font-weight="normal" fo:font-family="Symbol" style:font-family-asian="Symbol" style:font-family-complex="Symbol" fo:background-color="transparent" fo:color="#000000"/>
    </style:style>
    <style:style style:name="T100" style:family="text">
      <style:text-properties fo:font-size="13.50pt" fo:font-weight="bold" fo:font-family="Arial" style:font-family-asian="Arial" style:font-family-complex="Arial" fo:background-color="transparent" fo:color="#000000" fo:font-style="italic"/>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style:text-position="sub"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style:text-position="sub"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style:text-position="sub" fo:font-weight="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style:text-position="sub" fo:font-weight="normal" fo:font-family="Calibri" style:font-family-asian="Calibri" style:font-family-complex="Calibri" fo:background-color="transparent" style:use-window-font-color="true"/>
    </style:style>
    <style:style style:name="T114" style:family="text">
      <style:text-properties fo:font-size="13.50pt" fo:font-weight="normal" fo:font-family="Arial" style:font-family-asian="Arial" style:font-family-complex="Arial" fo:background-color="transparent" fo:color="#000000"/>
    </style:style>
    <style:style style:name="T115" style:family="text">
      <style:text-properties fo:font-size="13.50pt" fo:font-weight="bold" fo:font-family="Arial" style:font-family-asian="Arial" style:font-family-complex="Arial" fo:background-color="transparent" fo:color="#000000" fo:font-style="italic"/>
    </style:style>
    <style:style style:name="T116" style:family="text">
      <style:text-properties fo:font-size="13.50pt" fo:font-weight="normal" fo:font-family="Arial" style:font-family-asian="Arial" style:font-family-complex="Arial" fo:background-color="transparent" fo:color="#000000"/>
    </style:style>
    <style:style style:name="T117" style:family="text">
      <style:text-properties fo:font-size="13.50pt" fo:font-weight="normal" fo:font-family="Arial" style:font-family-asian="Arial" style:font-family-complex="Arial" fo:background-color="transparent" fo:color="#548dd4"/>
    </style:style>
    <style:style style:name="T118" style:family="text">
      <style:text-properties fo:font-size="13.50pt" fo:font-weight="normal" fo:font-family="Symbol" style:font-family-asian="Symbol" style:font-family-complex="Symbol" fo:background-color="transparent" fo:color="#000000"/>
    </style:style>
    <style:style style:name="T119" style:family="text">
      <style:text-properties fo:font-size="13.50pt" fo:font-weight="normal" fo:font-family="Arial" style:font-family-asian="Arial" style:font-family-complex="Arial" fo:background-color="transparent" fo:color="#000000"/>
    </style:style>
    <style:style style:name="T120" style:family="text">
      <style:text-properties fo:font-size="13.50pt" fo:font-weight="bold" fo:font-family="Arial" style:font-family-asian="Arial" style:font-family-complex="Arial" fo:background-color="transparent" fo:color="#000000" fo:font-style="italic"/>
    </style:style>
    <style:style style:name="T121" style:family="text">
      <style:text-properties fo:font-size="13.50pt" fo:font-weight="normal" fo:font-family="Arial" style:font-family-asian="Arial" style:font-family-complex="Arial" fo:background-color="transparent" fo:color="#000000"/>
    </style:style>
    <style:style style:name="T122" style:family="text">
      <style:text-properties fo:font-size="13.50pt" fo:font-weight="normal" fo:font-family="Symbol" style:font-family-asian="Symbol" style:font-family-complex="Symbol" fo:background-color="transparent" fo:color="#000000"/>
    </style:style>
    <style:style style:name="T123" style:family="text">
      <style:text-properties fo:font-size="13.50pt" fo:font-weight="normal" fo:font-family="Arial" style:font-family-asian="Arial" style:font-family-complex="Arial" fo:background-color="transparent" fo:color="#000000"/>
    </style:style>
    <style:style style:name="T124" style:family="text">
      <style:text-properties fo:font-size="13.50pt" fo:font-weight="bold" fo:font-family="Arial" style:font-family-asian="Arial" style:font-family-complex="Arial" fo:background-color="transparent" fo:color="#000000" fo:font-style="italic"/>
    </style:style>
    <style:style style:name="T125" style:family="text">
      <style:text-properties fo:font-size="13.50pt" fo:font-weight="normal" fo:font-family="Arial" style:font-family-asian="Arial" style:font-family-complex="Arial" fo:background-color="transparent" fo:color="#000000"/>
    </style:style>
    <style:style style:name="T126" style:family="text">
      <style:text-properties fo:font-size="13.50pt" fo:font-weight="normal" fo:font-family="Symbol" style:font-family-asian="Symbol" style:font-family-complex="Symbol" fo:background-color="transparent" fo:color="#000000"/>
    </style:style>
    <style:style style:name="T127" style:family="text">
      <style:text-properties fo:font-size="13.50pt" fo:font-weight="normal" fo:font-family="Arial" style:font-family-asian="Arial" style:font-family-complex="Arial" fo:background-color="transparent" fo:color="#000000"/>
    </style:style>
    <style:style style:name="T128" style:family="text">
      <style:text-properties fo:font-size="13.50pt" fo:font-weight="bold" fo:font-family="Arial" style:font-family-asian="Arial" style:font-family-complex="Arial" fo:background-color="transparent" fo:color="#000000" fo:font-style="italic"/>
    </style:style>
    <style:style style:name="T129" style:family="text">
      <style:text-properties fo:font-size="13.50pt" fo:font-weight="normal" fo:font-family="Arial" style:font-family-asian="Arial" style:font-family-complex="Arial" fo:background-color="transparent" fo:color="#000000"/>
    </style:style>
    <style:style style:name="T130" style:family="text">
      <style:text-properties fo:font-size="13.50pt" fo:font-weight="normal" fo:font-family="Symbol" style:font-family-asian="Symbol" style:font-family-complex="Symbol" fo:background-color="transparent" fo:color="#000000"/>
    </style:style>
    <style:style style:name="T131" style:family="text">
      <style:text-properties fo:font-size="13.50pt" fo:font-weight="normal" fo:font-family="Arial" style:font-family-asian="Arial" style:font-family-complex="Arial" fo:background-color="transparent" fo:color="#000000"/>
    </style:style>
    <style:style style:name="T132" style:family="text">
      <style:text-properties fo:font-size="13.50pt" fo:font-weight="bold" fo:font-family="Arial" style:font-family-asian="Arial" style:font-family-complex="Arial" fo:background-color="transparent" fo:color="#000000" fo:font-style="italic"/>
    </style:style>
    <style:style style:name="T133" style:family="text">
      <style:text-properties fo:font-size="13.50pt" fo:font-weight="normal" fo:font-family="Arial" style:font-family-asian="Arial" style:font-family-complex="Arial" fo:background-color="transparent" fo:color="#000000"/>
    </style:style>
    <style:style style:name="T134" style:family="text">
      <style:text-properties fo:font-size="13.50pt" fo:font-weight="normal" fo:font-family="Arial" style:font-family-asian="Arial" style:font-family-complex="Arial" fo:background-color="transparent" fo:color="#548dd4"/>
    </style:style>
    <style:style style:name="T135" style:family="text">
      <style:text-properties fo:font-size="13.50pt" fo:font-weight="normal" fo:font-family="Symbol" style:font-family-asian="Symbol" style:font-family-complex="Symbol" fo:background-color="transparent" fo:color="#000000"/>
    </style:style>
    <style:style style:name="T136" style:family="text">
      <style:text-properties fo:font-size="13.50pt" fo:font-weight="normal" fo:font-family="Arial" style:font-family-asian="Arial" style:font-family-complex="Arial" fo:background-color="transparent" fo:color="#000000"/>
    </style:style>
    <style:style style:name="T137" style:family="text">
      <style:text-properties fo:font-size="13.50pt" fo:font-weight="bold" fo:font-family="Arial" style:font-family-asian="Arial" style:font-family-complex="Arial" fo:background-color="transparent" fo:color="#000000" fo:font-style="italic"/>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3.00pt" fo:font-weight="bold" fo:font-family="Cambria" style:font-family-asian="Cambria" style:font-family-complex="Cambria" fo:background-color="transparent" fo:color="#4f81bd"/>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fo:font-style="italic"/>
    </style:style>
    <style:style style:name="T146" style:family="text">
      <style:text-properties fo:font-size="11.00pt" style:text-position="sub" fo:font-weight="normal" fo:font-family="Calibri" style:font-family-asian="Calibri" style:font-family-complex="Calibri" fo:background-color="transparent" style:use-window-font-color="true" fo:font-style="italic"/>
    </style:style>
    <style:style style:name="T147" style:family="text">
      <style:text-properties fo:font-size="11.00pt" fo:font-weight="normal" fo:font-family="Calibri" style:font-family-asian="Calibri" style:font-family-complex="Calibri" fo:background-color="transparent" style:use-window-font-color="true" fo:font-style="italic"/>
    </style:style>
    <style:style style:name="T148" style:family="text">
      <style:text-properties fo:font-size="11.00pt" style:text-position="sub" fo:font-weight="normal" fo:font-family="Calibri" style:font-family-asian="Calibri" style:font-family-complex="Calibri" fo:background-color="transparent" style:use-window-font-color="true" fo:font-style="italic"/>
    </style:style>
    <style:style style:name="T149" style:family="text">
      <style:text-properties fo:font-size="11.00pt" fo:font-weight="normal" fo:font-family="Calibri" style:font-family-asian="Calibri" style:font-family-complex="Calibri" fo:background-color="transparent" style:use-window-font-color="true" fo:font-style="italic"/>
    </style:style>
    <style:style style:name="T150" style:family="text">
      <style:text-properties fo:font-size="11.00pt" style:text-position="sub" fo:font-weight="normal" fo:font-family="Calibri" style:font-family-asian="Calibri" style:font-family-complex="Calibri" fo:background-color="transparent" style:use-window-font-color="true" fo:font-style="italic"/>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fo:font-style="italic"/>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style:text-position="sub" fo:font-weight="normal" fo:font-family="Calibri" style:font-family-asian="Calibri" style:font-family-complex="Calibri"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style:text-position="sub"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onsolas" style:font-family-asian="Consolas" style:font-family-complex="Consolas"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4.00pt" fo:font-weight="bold" fo:font-family="Cambria" style:font-family-asian="Cambria" style:font-family-complex="Cambria" fo:background-color="transparent" fo:color="#365f91"/>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bold" fo:font-family="Calibri" style:font-family-asian="Calibri" style:font-family-complex="Calibri" fo:background-color="transparent" style:use-window-font-color="true"/>
    </style:style>
    <style:style style:name="T187" style:family="text">
      <style:text-properties fo:font-size="11.00pt" fo:font-weight="bold"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bold"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fo:font-style="italic"/>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fo:font-style="italic"/>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fo:font-style="italic"/>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fo:font-style="italic"/>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1.00pt" fo:font-weight="bold"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fo:font-style="italic"/>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3.00pt" fo:font-weight="bold" fo:font-family="Cambria" style:font-family-asian="Cambria" style:font-family-complex="Cambria" fo:background-color="transparent" fo:color="#4f81bd"/>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style:use-window-font-color="true" fo:font-style="italic"/>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fo:font-style="italic"/>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3.00pt" fo:font-weight="bold" fo:font-family="Cambria" style:font-family-asian="Cambria" style:font-family-complex="Cambria" fo:background-color="transparent" fo:color="#4f81bd"/>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3.00pt" fo:font-weight="bold" fo:font-family="Cambria" style:font-family-asian="Cambria" style:font-family-complex="Cambria" fo:background-color="transparent" fo:color="#4f81bd"/>
    </style:style>
    <style:style style:name="T327" style:family="text">
      <style:text-properties fo:font-size="13.00pt" fo:font-weight="bold" fo:font-family="Cambria" style:font-family-asian="Cambria" style:font-family-complex="Cambria" fo:background-color="transparent" fo:color="#4f81bd"/>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3.00pt" fo:font-weight="bold" fo:font-family="Cambria" style:font-family-asian="Cambria" style:font-family-complex="Cambria" fo:background-color="transparent" fo:color="#4f81bd"/>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3.00pt" fo:font-weight="bold" fo:font-family="Cambria" style:font-family-asian="Cambria" style:font-family-complex="Cambria" fo:background-color="transparent" fo:color="#4f81bd"/>
    </style:style>
    <style:style style:name="T355" style:family="text">
      <style:text-properties fo:font-size="13.00pt" fo:font-weight="bold" fo:font-family="Cambria" style:font-family-asian="Cambria" style:font-family-complex="Cambria" fo:background-color="transparent" fo:color="#4f81bd"/>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3.00pt" fo:font-weight="bold" fo:font-family="Cambria" style:font-family-asian="Cambria" style:font-family-complex="Cambria" fo:background-color="transparent" fo:color="#4f81bd"/>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3.00pt" fo:font-weight="bold" fo:font-family="Cambria" style:font-family-asian="Cambria" style:font-family-complex="Cambria" fo:background-color="transparent" fo:color="#4f81bd"/>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5.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style:style style:name="P4" style:family="paragraph">
      <style:paragraph-properties fo:line-height="115.00%" fo:text-align="justify" fo:margin-top="24.00pt"/>
    </style:style>
    <style:style style:name="P5" style:family="paragraph">
      <style:paragraph-properties fo:line-height="115.00%" fo:text-align="justify" fo:margin-bottom="10.00pt"/>
    </style:style>
    <style:style style:name="P6" style:family="paragraph">
      <style:paragraph-properties fo:line-height="115.00%" fo:text-align="justify" fo:margin-top="10.00pt"/>
    </style:style>
    <style:style style:name="P7" style:family="paragraph">
      <style:paragraph-properties fo:line-height="115.00%" fo:text-align="justify" fo:margin-bottom="10.00pt"/>
    </style:style>
    <style:style style:name="P8" style:family="paragraph">
      <style:paragraph-properties fo:line-height="100.00%" fo:text-align="justify" fo:margin-left="0.00pt" fo:text-indent="35.40pt"/>
    </style:style>
    <style:style style:name="P9" style:family="paragraph">
      <style:paragraph-properties fo:line-height="100.00%" fo:text-align="justify"/>
    </style:style>
    <style:style style:name="P10" style:family="paragraph">
      <style:paragraph-properties fo:line-height="115.00%" fo:text-align="justify" fo:margin-bottom="10.00pt"/>
    </style:style>
    <style:style style:name="P11" style:family="paragraph">
      <style:paragraph-properties fo:line-height="100.00%" fo:text-align="justify"/>
    </style:style>
    <style:style style:name="P12" style:family="paragraph">
      <style:paragraph-properties fo:line-height="115.00%" fo:text-align="justify" fo:margin-bottom="10.00pt"/>
    </style:style>
    <style:style style:name="P13" style:family="paragraph">
      <style:paragraph-properties fo:line-height="115.00%" fo:text-align="justify" fo:margin-top="10.00pt"/>
    </style:style>
    <style:style style:name="P14" style:family="paragraph">
      <style:paragraph-properties fo:line-height="115.00%" fo:text-align="justify" fo:margin-bottom="10.00pt"/>
    </style:style>
    <style:style style:name="P15" style:family="paragraph">
      <style:paragraph-properties fo:line-height="100.00%" fo:text-align="left" fo:margin-bottom="10.00pt"/>
    </style:style>
    <style:style style:name="P16" style:family="paragraph">
      <style:paragraph-properties fo:line-height="115.00%" fo:text-align="justify" fo:margin-bottom="10.00pt"/>
    </style:style>
    <style:style style:name="P17" style:family="paragraph">
      <style:paragraph-properties fo:line-height="115.00%" fo:text-align="justify" fo:margin-top="24.00pt"/>
    </style:style>
    <style:style style:name="P18" style:family="paragraph">
      <style:paragraph-properties fo:line-height="115.00%" fo:text-align="justify" fo:margin-bottom="10.00pt"/>
    </style:style>
    <style:style style:name="P19" style:family="paragraph">
      <style:paragraph-properties fo:line-height="115.00%" fo:text-align="left" fo:margin-bottom="10.00pt"/>
    </style:style>
    <style:style style:name="P20" style:family="paragraph">
      <style:paragraph-properties fo:line-height="115.00%" fo:text-align="justify" fo:margin-bottom="10.00pt"/>
    </style:style>
    <style:style style:name="P21" style:family="paragraph">
      <style:paragraph-properties fo:line-height="115.00%" fo:text-align="left" fo:margin-bottom="10.00pt"/>
    </style:style>
    <style:style style:name="P22" style:family="paragraph">
      <style:paragraph-properties fo:line-height="115.00%" fo:text-align="center" fo:margin-bottom="10.00pt"/>
    </style:style>
    <style:style style:name="P23" style:family="paragraph">
      <style:paragraph-properties fo:line-height="115.00%" fo:text-align="justify" fo:margin-bottom="10.00pt"/>
    </style:style>
    <style:style style:name="P24" style:family="paragraph">
      <style:paragraph-properties fo:line-height="115.00%" fo:text-align="center" fo:margin-bottom="10.00pt"/>
    </style:style>
    <style:style style:name="P25" style:family="paragraph">
      <style:paragraph-properties fo:line-height="115.00%" fo:text-align="justify" fo:margin-bottom="10.00pt"/>
    </style:style>
    <style:style style:name="P26" style:family="paragraph">
      <style:paragraph-properties fo:line-height="115.00%" fo:text-align="center" fo:margin-bottom="10.00pt"/>
    </style:style>
    <style:style style:name="P27" style:family="paragraph">
      <style:paragraph-properties fo:line-height="115.00%" fo:text-align="justify" fo:margin-bottom="10.00pt"/>
    </style:style>
    <style:style style:name="P28" style:family="paragraph">
      <style:paragraph-properties fo:line-height="115.00%" fo:text-align="center" fo:margin-bottom="10.00pt"/>
    </style:style>
    <style:style style:name="P29" style:family="paragraph">
      <style:paragraph-properties fo:line-height="115.00%" fo:text-align="justify" fo:margin-bottom="10.00pt"/>
    </style:style>
    <style:style style:name="P30" style:family="paragraph">
      <style:paragraph-properties fo:line-height="115.00%" fo:text-align="center" fo:margin-bottom="10.00pt"/>
    </style:style>
    <style:style style:name="P31" style:family="paragraph">
      <style:paragraph-properties fo:line-height="115.00%" fo:text-align="justify" fo:margin-bottom="10.00pt"/>
    </style:style>
    <style:style style:name="P32" style:family="paragraph">
      <style:paragraph-properties fo:line-height="115.00%" fo:text-align="center" fo:margin-bottom="10.00pt"/>
    </style:style>
    <style:style style:name="P33" style:family="paragraph">
      <style:paragraph-properties fo:line-height="115.00%" fo:text-align="justify" fo:margin-bottom="10.00pt"/>
    </style:style>
    <style:style style:name="P34" style:family="paragraph">
      <style:paragraph-properties fo:line-height="115.00%" fo:text-align="center" fo:margin-bottom="10.00pt"/>
    </style:style>
    <style:style style:name="P35" style:family="paragraph">
      <style:paragraph-properties fo:line-height="115.00%" fo:text-align="justify" fo:margin-bottom="10.00pt"/>
    </style:style>
    <style:style style:name="P36" style:family="paragraph">
      <style:paragraph-properties fo:line-height="115.00%" fo:text-align="justify" fo:margin-top="10.00pt"/>
    </style:style>
    <style:style style:name="P37" style:family="paragraph">
      <style:paragraph-properties fo:line-height="115.00%" fo:text-align="justify" fo:margin-bottom="10.00pt"/>
    </style:style>
    <style:style style:name="P38" style:family="paragraph">
      <style:paragraph-properties fo:line-height="115.00%" fo:text-align="justify" fo:margin-top="10.00pt"/>
    </style:style>
    <style:style style:name="P39" style:family="paragraph">
      <style:paragraph-properties fo:line-height="115.00%" fo:text-align="center" fo:margin-bottom="10.00pt"/>
    </style:style>
    <style:style style:name="P40" style:family="paragraph">
      <style:paragraph-properties fo:line-height="115.00%" fo:text-align="justify" fo:margin-bottom="10.00pt"/>
    </style:style>
    <style:style style:name="P41" style:family="paragraph">
      <style:paragraph-properties fo:line-height="115.00%" fo:text-align="center" fo:margin-bottom="10.00pt"/>
    </style:style>
    <style:style style:name="P42" style:family="paragraph">
      <style:paragraph-properties fo:line-height="115.00%" fo:text-align="justify" fo:margin-bottom="10.00pt"/>
    </style:style>
    <style:style style:name="P43" style:family="paragraph">
      <style:paragraph-properties fo:line-height="115.00%" fo:text-align="justify" fo:margin-top="10.00pt"/>
    </style:style>
    <style:style style:name="P44" style:family="paragraph">
      <style:paragraph-properties fo:line-height="115.00%" fo:text-align="justify" fo:margin-bottom="10.00pt"/>
    </style:style>
    <style:style style:name="P45" style:family="paragraph">
      <style:paragraph-properties fo:line-height="115.00%" fo:text-align="justify" fo:margin-top="10.00pt"/>
    </style:style>
    <style:style style:name="P46" style:family="paragraph">
      <style:paragraph-properties fo:line-height="115.00%" fo:text-align="justify" fo:margin-bottom="10.00pt"/>
    </style:style>
    <style:style style:name="P47" style:family="paragraph">
      <style:paragraph-properties fo:line-height="115.00%" fo:text-align="justify" fo:margin-top="10.00pt"/>
    </style:style>
    <style:style style:name="P48" style:family="paragraph">
      <style:paragraph-properties fo:line-height="115.00%" fo:text-align="justify" fo:margin-bottom="10.00pt"/>
    </style:style>
    <style:style style:name="P49" style:family="paragraph">
      <style:paragraph-properties fo:line-height="115.00%" fo:text-align="center" fo:margin-bottom="10.00pt"/>
    </style:style>
    <style:style style:name="P50" style:family="paragraph">
      <style:paragraph-properties fo:line-height="115.00%" fo:text-align="justify" fo:margin-bottom="10.00pt"/>
    </style:style>
    <style:style style:name="P51" style:family="paragraph">
      <style:paragraph-properties fo:line-height="115.00%" fo:text-align="center" fo:margin-bottom="10.00pt"/>
    </style:style>
    <style:style style:name="P52" style:family="paragraph">
      <style:paragraph-properties fo:line-height="115.00%" fo:text-align="justify" fo:margin-bottom="10.00pt"/>
    </style:style>
    <style:style style:name="P53" style:family="paragraph">
      <style:paragraph-properties fo:line-height="115.00%" fo:text-align="center" fo:margin-bottom="10.00pt"/>
    </style:style>
    <style:style style:name="P54" style:family="paragraph">
      <style:paragraph-properties fo:line-height="115.00%" fo:text-align="justify" fo:margin-bottom="10.00pt"/>
    </style:style>
    <style:style style:name="P55" style:family="paragraph">
      <style:paragraph-properties fo:line-height="115.00%" fo:text-align="center" fo:margin-bottom="10.00pt"/>
    </style:style>
    <style:style style:name="P56" style:family="paragraph">
      <style:paragraph-properties fo:line-height="115.00%" fo:text-align="justify" fo:margin-bottom="10.00pt"/>
    </style:style>
    <style:style style:name="P57" style:family="paragraph">
      <style:paragraph-properties fo:line-height="115.00%" fo:text-align="justify" fo:margin-top="10.00pt"/>
    </style:style>
    <style:style style:name="P58" style:family="paragraph">
      <style:paragraph-properties fo:line-height="115.00%" fo:text-align="justify" fo:margin-bottom="10.00pt"/>
    </style:style>
    <style:style style:name="P59" style:family="paragraph">
      <style:paragraph-properties fo:line-height="115.00%" fo:text-align="left" fo:margin-bottom="10.00pt"/>
    </style:style>
    <style:style style:name="P60" style:family="paragraph">
      <style:paragraph-properties fo:line-height="115.00%" fo:text-align="justify" fo:margin-top="10.00pt"/>
    </style:style>
    <style:style style:name="P61" style:family="paragraph">
      <style:paragraph-properties fo:line-height="115.00%" fo:text-align="left" fo:margin-bottom="10.00pt"/>
    </style:style>
    <style:style style:name="P62" style:family="paragraph">
      <style:paragraph-properties fo:line-height="115.00%" fo:text-align="justify" fo:margin-bottom="10.00pt"/>
    </style:style>
  </office:automatic-styles>
  <office:body>
    <office:text>
      <text:p text:style-name="P1"><text:span text:style-name="T1">Metody numeryczne - szukanie miejsc zerowych wielomianu metod</text:span><text:span text:style-name="T2">ą Laguerre’a</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4">Imi</text:span><text:span text:style-name="T5">ę i nazwisko: Kacper Kowalski</text:span></text:p>
      <text:p text:style-name="P2"><text:span text:style-name="T6">E<text:s/></text:span><text:span text:style-name="T7">–</text:span><text:span text:style-name="T8"><text:s/>mail: kac prolog@wp.pl</text:span></text:p>
      <text:p text:style-name="P2"><text:span text:style-name="T9">Szko</text:span><text:span text:style-name="T10">ła: III Liceum Og</text:span><text:span text:style-name="T11">ólnokszta</text:span><text:span text:style-name="T12">łcące im. Mikołaja Kopernika w Kaliszu</text:span></text:p>
      <text:p text:style-name="P2"><text:span text:style-name="T13">ul. Ko</text:span><text:span text:style-name="T14">ściuszki 10</text:span></text:p>
      <text:p text:style-name="P2"><text:span text:style-name="T15">62<text:s/></text:span><text:span text:style-name="T16">–</text:span><text:span text:style-name="T17"><text:s/>800 Kalisz</text:span></text:p>
      <text:p text:style-name="P2"><text:span text:style-name="T18">Tel.: 62 767 20 36</text:span></text:p>
      <text:p text:style-name="P2"><text:span text:style-name="T18">Opiekun pracy: mgr Beata Górecka<text:s/></text:span><text:span text:style-name="T19">–</text:span><text:span text:style-name="T20"><text:s/>P</text:span><text:span text:style-name="T21">ęder</text:span></text:p>
      <text:p text:style-name="P2"><text:span text:style-name="T22">Temat pracy: Metody numeryczne - szukanie miejsc zerowych wielomianu metod</text:span><text:span text:style-name="T23">ą Laguerre’a</text:span></text:p>
      <text:p text:style-name="P3"><text:span text:style-name="T24"/></text:p>
      <text:p text:style-name="P4"><text:span text:style-name="T25">Czym s</text:span><text:span text:style-name="T26">ą metody numeryczne?</text:span></text:p>
      <text:p text:style-name="P5"><text:span text:style-name="T27">Metody numeryczne</text:span><text:span text:style-name="T28"> to dziedzina wiedzy zajmuj</text:span><text:span text:style-name="T29">ąca się problemami obliczeniowymi i konstrukcją algorytm</text:span><text:span text:style-name="T30">ów rozwi</text:span><text:span text:style-name="T31">ązywania zadań matematycznych. Obliczenia są przeprowadzane na liczbach, krok po kroku, doprowadzając do rozwiązania w granicach błędu. Oznacza to, że metodami numerycznymi nie wyprowadzimy og</text:span><text:span text:style-name="T32">ólnego wzoru ko</text:span><text:span text:style-name="T33">ńcowego dla dowolnych danych, lecz jeden wynik o dokładności zależnej od wielu czynnik</text:span><text:span text:style-name="T34">ów. </text:span></text:p>
      <text:p text:style-name="P5"><text:span text:style-name="T35">Mo</text:span><text:span text:style-name="T36">żna więc zadać pytanie, po co to wszystko? Metody kt</text:span><text:span text:style-name="T37">óre nie daj</text:span><text:span text:style-name="T38">ą dokładnego wyniku i wymagają precyzyjnego algorytmu, wydają się być pozbawione sensu. Mimo tego są one konieczne w nauce, ponieważ są szybsze, dla wielu problem</text:span><text:span text:style-name="T39">ów wystarczaj</text:span><text:span text:style-name="T40">ąco dokładne a czasem nie ma analitycznego odpowiednika. Za przykład można tu podać całkowanie, rozwiązywanie układu wielu r</text:span><text:span text:style-name="T41">ówna</text:span><text:span text:style-name="T42">ń liniowych lub r</text:span><text:span text:style-name="T43">ówna</text:span><text:span text:style-name="T44">ń r</text:span><text:span text:style-name="T45">ó</text:span><text:span text:style-name="T46">żniczkowych, czy znajdowanie miejsc zerowych wielomianu, na czym się skupię w tej pracy. Operowanie na samych liczbach umożliwia lub znacząco upraszcza te obliczenia.<text:line-break/>Zastosowanie pierwszych metod numerycznych datuje się na 1650 r. p. n. e., gdzie na Papirusie Rhinda oszacowano wartość pi na 4</text:span><text:span text:style-name="T47">4</text:span><text:span text:style-name="T48">/3</text:span><text:span text:style-name="T49">4</text:span><text:span text:style-name="T50">, czyli około 3,16. Obecnie mimo tysięcy lat postępu jedyną możliwością poznania pi jest jej przybliżanie metodami numerycznymi, ze względu na samą naturę liczby. Wykorzystując złożone obliczenia analityczne i potężną moc komputer</text:span><text:span text:style-name="T51">ów w 2016 roku przybli</text:span><text:span text:style-name="T52">żono ją do 22,5 biliona miejsc po przecinku. </text:span></text:p>
      <text:p text:style-name="P5"><text:span text:style-name="T53">Rozwój metod numerycznych przyspieszy</text:span><text:span text:style-name="T54">ł wraz ze skonstruowaniem komputer</text:span><text:span text:style-name="T55">ów elektronicznych.<text:s text:c="2"/>Ju</text:span><text:span text:style-name="T56">ż wcześniej wykorzystywano r</text:span><text:span text:style-name="T57">ó</text:span><text:span text:style-name="T58">żnorodne maszyny lub przyrządy do liczenia (liczydła, czy komputery mechaniczne z XIX wieku), lecz to elektronika jest dzisiaj podstawowym narzędziem pracy w tej dziedzinie. Jeden z pierwszych komputer</text:span><text:span text:style-name="T59">ów, ENIAC, ju</text:span><text:span text:style-name="T60">ż w 1943 obliczał trajektorie pocisk</text:span><text:span text:style-name="T61">ów balistycznych aby pomóc niedo</text:span><text:span text:style-name="T62">świadczonym oficerom na froncie. Sprzęt pomagał r</text:span><text:span text:style-name="T63">ównie</text:span><text:span text:style-name="T64">ż w prognozowaniu pogody, czy badaniu liczb losowych. </text:span></text:p>
      <text:p text:style-name="P5"><text:span text:style-name="T65">Wspó</text:span><text:span text:style-name="T66">łcześnie komputery osobiste o mocy niewyobrażalnie większej ich poprzednik</text:span><text:span text:style-name="T67">ów i tym samym pr</text:span><text:span text:style-name="T68">ędkości niedoścignionej przez człowieka są codziennością, jednak wiedza o tym jak działają<text:s/></text:span><text:span text:style-name="T69">–</text:span><text:span text:style-name="T70"><text:s/>ju</text:span><text:span text:style-name="T71">ż nie.</text:span></text:p>
      <text:p text:style-name="P6"><text:span text:style-name="T72">System binarny</text:span></text:p>
      <text:p text:style-name="P7"><text:span text:style-name="T73">Dla komputerów nasz dziesi</text:span><text:span text:style-name="T74">ętny zapis liczbowy jest niezrozumiały. Używają one systemu binarnego, czyli liczb zapisanych w postaci potęg 2. Wymagane są do tego tylko dwa symbole (0 i 1), co jest łatwe do reprezentacji nawet bez użycia liczb (albo coś jest, czyli 1, albo tego nie ma, czyli 0). Odczytanie liczby z systemu binarnego jest stosunkowo proste, np.</text:span></text:p>
      <text:p text:style-name="P7"><draw:frame text:anchor-type="as-char" svg:width="132.08mm" svg:height="16.09mm" style:rel-width="scale" style:rel-height="scale"><draw:object-ole xlink:href="OleObj1"/><draw:image xlink:href="ObjectReplacements/OleObj1"/></draw:frame><text:span text:style-name="T75"/></text:p>
      <text:p text:style-name="P7"><draw:frame text:anchor-type="as-char" svg:width="118.11mm" svg:height="8.47mm" style:rel-width="scale" style:rel-height="scale"><draw:object-ole xlink:href="OleObj2"/><draw:image xlink:href="ObjectReplacements/OleObj2"/></draw:frame><text:span text:style-name="T75"/></text:p>
      <text:p text:style-name="P7"><draw:frame text:anchor-type="as-char" svg:width="58.42mm" svg:height="38.31mm" style:rel-width="scale" style:rel-height="scale"><draw:object-ole xlink:href="OleObj3"/><draw:image xlink:href="ObjectReplacements/OleObj3"/></draw:frame><text:span text:style-name="T76">Zamiana w drug</text:span><text:span text:style-name="T77">ą stronę jest już bardziej skomplikowana. Należy dzielić podaną liczbę na 2 <text:line-break/>i zapisywać resztę z dzielenia. Następnie odczytując kolejne reszty z dzielenia od dołu otrzymujemy liczbę po konwersji. </text:span></text:p>
      <text:p text:style-name="P7"><text:span text:style-name="T78"/></text:p>
      <text:p text:style-name="P7"><text:span text:style-name="T78"/></text:p>
      <text:p text:style-name="P7"><text:span text:style-name="T78"/></text:p>
      <text:p text:style-name="P7"><text:span text:style-name="T78"/></text:p>
      <text:p text:style-name="P7"><draw:frame text:anchor-type="as-char" svg:width="90.59mm" svg:height="59.27mm" style:rel-width="scale" style:rel-height="scale"><draw:object-ole xlink:href="OleObj4"/><draw:image xlink:href="ObjectReplacements/OleObj4"/></draw:frame><draw:frame text:anchor-type="as-char" svg:width="63.08mm" svg:height="41.28mm" style:rel-width="scale" style:rel-height="scale"><draw:object-ole xlink:href="OleObj5"/><draw:image xlink:href="ObjectReplacements/OleObj5"/></draw:frame><text:span text:style-name="T79">Liczby u</text:span><text:span text:style-name="T80">łamkowe mnożymy przez 2 i jeśli wynik przekroczy 1, zapisujemy to tak jak resztę z dzielenia, odejmujemy 1 od wyniku i kontynuujemy operacje, do uzyskania zera, liczbę po konwersji odczytujemy od g</text:span><text:span text:style-name="T81">óry.</text:span></text:p>
      <text:p text:style-name="P8"><text:span text:style-name="T82"><text:s text:c="2"/>0.375*2=0.625   </text:span><text:span text:style-name="T83">0</text:span></text:p>
      <text:p text:style-name="P9"><text:span text:style-name="T84">            0.625</text:span><text:span text:style-name="T85"></text:span><text:span text:style-name="T86">2=1.25   </text:span><text:span text:style-name="T87">1</text:span></text:p>
      <text:p text:style-name="P9"><text:span text:style-name="T88">            0.25</text:span><text:span text:style-name="T89"></text:span><text:span text:style-name="T90">2=0.5   </text:span><text:span text:style-name="T91">0</text:span></text:p>
      <text:p text:style-name="P9"><text:span text:style-name="T92">            0.5</text:span><text:span text:style-name="T93"></text:span><text:span text:style-name="T94">2=1   </text:span><text:span text:style-name="T95">1</text:span></text:p>
      <text:p text:style-name="P9"><text:span text:style-name="T96">            0</text:span><text:span text:style-name="T97"></text:span><text:span text:style-name="T98">2=0</text:span><text:span text:style-name="T99">   </text:span><text:span text:style-name="T100">0…</text:span></text:p>
      <text:p text:style-name="P10"><text:span text:style-name="T101">Co nam daje 0.375</text:span><text:span text:style-name="T102">(10)</text:span><text:span text:style-name="T103">=0.0101</text:span><text:span text:style-name="T104">(2)</text:span></text:p>
      <text:p text:style-name="P10"><text:span text:style-name="T105">Sko</text:span><text:span text:style-name="T106">ńczone rozwinięcia binarne dadzą nam tylko ułamki, kt</text:span><text:span text:style-name="T107">óre w mianowniku posiadaj</text:span><text:span text:style-name="T108">ą potęgę dw</text:span><text:span text:style-name="T109">ójki. Dlatego te</text:span><text:span text:style-name="T110">ż 0.1</text:span><text:span text:style-name="T111">(10)</text:span><text:span text:style-name="T112">=0.0(0011)</text:span><text:span text:style-name="T113">(2)</text:span></text:p>
      <text:p text:style-name="P11"><text:span text:style-name="T114"><text:tab/><text:s text:c="2"/>0.1*2=0.2   </text:span><text:span text:style-name="T115">0</text:span></text:p>
      <text:p text:style-name="P11"><text:span text:style-name="T116">           <text:s/></text:span><text:span text:style-name="T117">0.2</text:span><text:span text:style-name="T118"></text:span><text:span text:style-name="T119">2=0.4   </text:span><text:span text:style-name="T120">0</text:span></text:p>
      <text:p text:style-name="P11"><text:span text:style-name="T121">            0.4</text:span><text:span text:style-name="T122"></text:span><text:span text:style-name="T123">2=0.8   </text:span><text:span text:style-name="T124">0</text:span></text:p>
      <text:p text:style-name="P11"><text:span text:style-name="T125">            0.8</text:span><text:span text:style-name="T126"></text:span><text:span text:style-name="T127">2=1.6   </text:span><text:span text:style-name="T128">1</text:span></text:p>
      <text:p text:style-name="P11"><text:span text:style-name="T129">            0.6</text:span><text:span text:style-name="T130"></text:span><text:span text:style-name="T131">2=1.2   </text:span><text:span text:style-name="T132">1</text:span></text:p>
      <text:p text:style-name="P11"><text:span text:style-name="T133">           <text:s/></text:span><text:span text:style-name="T134">0.2</text:span><text:span text:style-name="T135"></text:span><text:span text:style-name="T136">2=0.4   </text:span><text:span text:style-name="T137">0…</text:span></text:p>
      <text:p text:style-name="P12"><text:span text:style-name="T138">Dodatkowo mo</text:span><text:span text:style-name="T139">żna powiedzieć, że liczby niewymierne (jak pi, e czy pierwiastek z 2) są niewymierne <text:line-break/>w każdym systemie.</text:span></text:p>
      <text:p text:style-name="P13"><text:span text:style-name="T140">Reprezentacja liczb zmiennoprzecinkowych w komputerze</text:span></text:p>
      <text:p text:style-name="P14"><text:span text:style-name="T141">Komputer operuje na liczbach. Oznacza to,<text:s/></text:span><text:span text:style-name="T142">że muszą być one zaokrąglane i nie ma miejsca na ułamki okresowe. Liczby są zapisywane w notacji podobnej do wykładniczej:</text:span></text:p>
      <text:p text:style-name="P14"><draw:frame text:anchor-type="as-char" svg:width="76.20mm" svg:height="13.97mm" style:rel-width="scale" style:rel-height="scale"><draw:object-ole xlink:href="OleObj6"/><draw:image xlink:href="ObjectReplacements/OleObj6"/></draw:frame><text:span text:style-name="T143"/></text:p>
      <text:p text:style-name="P14"><text:span text:style-name="T144">Gdzie<text:s/></text:span><text:span text:style-name="T145">b</text:span><text:span text:style-name="T146">1</text:span><text:span text:style-name="T147">, b</text:span><text:span text:style-name="T148">2</text:span><text:span text:style-name="T149">, …, b</text:span><text:span text:style-name="T150">n</text:span><text:span text:style-name="T151"><text:s/>to mantysa, a<text:s/></text:span><text:span text:style-name="T152">t<text:s/></text:span><text:span text:style-name="T153">to cecha. Przyk</text:span><text:span text:style-name="T154">ładowo liczba 101.1101</text:span><text:span text:style-name="T155">(2)</text:span><text:span text:style-name="T156"><text:s/>zapisana w takiej postaci to . W zależności od rodzaju zmiennych wykorzystywanych przez program, liczba może zajmować r</text:span><text:span text:style-name="T157">ó</text:span><text:span text:style-name="T158">żną liczbę bit</text:span><text:span text:style-name="T159">ów (0 i 1).</text:span></text:p>
      <text:p text:style-name="P14"><text:span text:style-name="T160"/></text:p>
      <text:p text:style-name="P14"><text:span text:style-name="T161"><text:s/>Przyk</text:span><text:span text:style-name="T162">ładowo dla systemu 32-bitowego:</text:span></text:p>
      <text:p text:style-name="P14"><draw:frame text:anchor-type="as-char" svg:width="88.05mm" svg:height="20.11mm" style:rel-width="scale" style:rel-height="scale"><draw:object-ole xlink:href="OleObj7"/><draw:image xlink:href="ObjectReplacements/OleObj7"/></draw:frame><text:span text:style-name="T163"/></text:p>
      <text:p text:style-name="P14"><text:span text:style-name="T164">System 64-bitowy posiada zmienne o mantysy d</text:span><text:span text:style-name="T165">ługiej na 52 bity i cesze długiej na 11.<text:line-break/>Niedokładności w zapisie liczb nakładają się. Sumując<text:s text:c="2"/>10 razy liczbę 0.1</text:span><text:span text:style-name="T166">(10)</text:span><text:span text:style-name="T167"><text:s/>, kt</text:span><text:span text:style-name="T168">óra nie mo</text:span><text:span text:style-name="T169">że zostać dokładnie zaprezentowana w zmiennej, co prowadzi do zaokrągleń, a nastepnie odejmując<text:s text:c="2"/>1 od wyniku powinniśmy otrzymać 0. Jednak prosty program napisany w języku programowania C++</text:span></text:p>
      <text:p text:style-name="P15"><text:span text:style-name="T170">#include &lt;iostream&gt;<text:line-break/>int main(){<text:line-break/>float a=0.0;<text:line-break/>for (int i=0; i&lt;10; i++)<text:line-break/><text:tab/>a+=0.1;<text:line-break/>a-=1;<text:line-break/>std::cout&lt;&lt;a;}</text:span></text:p>
      <text:p text:style-name="P16"><text:span text:style-name="T171">Zwraca warto</text:span><text:span text:style-name="T172">ść<text:s/></text:span><draw:frame text:anchor-type="as-char" svg:width="29.42mm" svg:height="4.45mm" style:rel-width="scale" style:rel-height="scale"><draw:object-ole xlink:href="OleObj8"/><draw:image xlink:href="ObjectReplacements/OleObj8"/></draw:frame><text:span text:style-name="T172">. Należy mieć to na uwadze, lecz dokładny rachunek błęd</text:span><text:span text:style-name="T173">ów to osobny i skomplikowany dzia</text:span><text:span text:style-name="T174">ł, kt</text:span><text:span text:style-name="T175">órym nie b</text:span><text:span text:style-name="T176">ędę się zajmował. </text:span></text:p>
      <text:p text:style-name="P17"><text:span text:style-name="T177">Miejsca zerowe funkcji f(x)</text:span></text:p>
      <text:p text:style-name="P18"><text:span text:style-name="T178">Obliczenie miejsc zerowych dowolnej funkcji okazuje si</text:span><text:span text:style-name="T179">ę niekiedy zadaniem bardzo trudnym. Niekiedy złożoność wzor</text:span><text:span text:style-name="T180">ów analitycznych powoduje,<text:s/></text:span><text:span text:style-name="T181">że jest to czasochłonne i/lub wymaga ogromnej wiedzy z wielu dziedzin matematyki. A to wszystko przy założeniu, że taki wzory istnieją. Wtedy w grę wchodzą tylko metody numeryczne. Nie da się jednak sprawdzić wartości dla każdego możliwego argumentu, a sprawdzanie jej dla argument</text:span><text:span text:style-name="T182">ów wyst</text:span><text:span text:style-name="T183">ępujących co pewien określony krok (np. r</text:span><text:span text:style-name="T184">ó</text:span><text:span text:style-name="T185">żnych od siebie o 0.01) jest wysoce nieefektywne. Potrzebny jest do tego odpowiedni algorytm.</text:span></text:p>
      <text:p text:style-name="P18"><text:span text:style-name="T186">Metoda bisekcji<text:s/></text:span><text:span text:style-name="T187">–</text:span><text:span text:style-name="T188"><text:s/>r</text:span><text:span text:style-name="T189">ównego podzia</text:span><text:span text:style-name="T190">łu</text:span></text:p>
      <text:p text:style-name="P18"><text:span text:style-name="T191">Jest to jeden z najprostszych w zrozumieniu algorytmów. Szuka on miejsca zerowego funkcji <text:line-break/>w danym przedziale . Zawiedzie on dla parzy</text:span><text:span text:style-name="T192">ście kilkukrotnych miejsc zerowych, dla funkcji nieciągłej w przedziale. Podstawowym warunkiem działania jest to, że , czyli funkcja ma przeciwne znaki na końcach przedziału. Dla ciągłej funkcji f(x) gwarantuje to, że gdzieś w tym przedziale znajduje się miejsce zerowe.</text:span></text:p>
      <text:p text:style-name="P18"><text:span text:style-name="T193">Nast</text:span><text:span text:style-name="T194">ępnie wybieramy punkt . Jeśli , znaleziono pierwiastek, algorytm można przerwać. Jeśli nie, to sprawdzamy kt</text:span><text:span text:style-name="T195">óry z dwóch nowych przedzia</text:span><text:span text:style-name="T196">ł</text:span><text:span text:style-name="T197">ów zawiera miejsce zerowe:</text:span></text:p>
      <text:p text:style-name="P19"><text:span text:style-name="T198">Dla<text:s text:c="2"/>jest to przedzia</text:span><text:span text:style-name="T199">ł <text:line-break/>Dla<text:s text:c="2"/>jest to przedział </text:span></text:p>
      <text:p text:style-name="P20"><text:span text:style-name="T200">W ten sposób z ka</text:span><text:span text:style-name="T201">żdym kolejnym krokiem (iteracją) zawężamy przedział z miejscem zerowym o połowę. Aby uzyskać dokładne miejsce zerowe, będące punktem potrzeba by było nieskończonej liczby krok</text:span><text:span text:style-name="T202">ów. Jednak nie jest to celem oblicze</text:span><text:span text:style-name="T203">ń numerycznych (nie jest to nawet możliwe). </text:span></text:p>
      <text:p text:style-name="P21"><text:span text:style-name="T204">Zaw</text:span><text:span text:style-name="T205">ężamy więc obszar do wybranego przedziału, mając na uwadze to, że liczby i tak są zaokrąglane. Po<text:s/></text:span><text:span text:style-name="T206">n</text:span><text:span text:style-name="T207"><text:s/>krokach zawęzimy zbi</text:span><text:span text:style-name="T208">ór do</text:span></text:p>
      <text:p text:style-name="P22"><text:span text:style-name="T209"/></text:p>
      <text:p text:style-name="P23"><text:span text:style-name="T210">Wi</text:span><text:span text:style-name="T211">ęc aby uzyskać wskazaną dokładność potrzebujemy<text:s/></text:span><text:span text:style-name="T212">n</text:span><text:span text:style-name="T213"><text:s/>krok</text:span><text:span text:style-name="T214">ów wyra</text:span><text:span text:style-name="T215">żonych wzorem</text:span></text:p>
      <text:p text:style-name="P24"><text:span text:style-name="T216"/></text:p>
      <text:p text:style-name="P25"><text:span text:style-name="T217">Metoda przedstawiona graficznie dla funkcji<text:s text:c="2"/>w przedziale &lt;0, 10&gt;:</text:span></text:p>
      <text:p text:style-name="P25"><draw:frame text:anchor-type="as-char" svg:width="84.67mm" svg:height="81.28mm" style:rel-width="scale" style:rel-height="scale"><draw:object-ole xlink:href="OleObj9"/><draw:image xlink:href="ObjectReplacements/OleObj9"/></draw:frame><text:span text:style-name="T218"/></text:p>
      <text:p text:style-name="P25"><text:span text:style-name="T219">W za</text:span><text:span text:style-name="T220">łącznikach do maila znajduje się r</text:span><text:span text:style-name="T221">ównie</text:span><text:span text:style-name="T222">ż kod w języku C++ dla tej funkcji: bisekcja.cpp</text:span></text:p>
      <text:p text:style-name="P25"><text:span text:style-name="T223">Metoda<text:s/></text:span><text:span text:style-name="T224">falsi</text:span></text:p>
      <text:p text:style-name="P25"><text:span text:style-name="T225">Jest to jedna z najpopularniejszych metod. Podobnie jak przy bisekcji wybieramy przedzia</text:span><text:span text:style-name="T226">ł &lt;a, b&gt;, taki, że . Następnie wyznaczamy prostą przechodzącą przez punkty<text:s text:c="2"/><text:line-break/>i<text:s text:c="2"/>i znajdujemy jej miejsce zerowe :</text:span></text:p>
      <text:p text:style-name="P26"><text:span text:style-name="T227"/></text:p>
      <text:p text:style-name="P27"><text:span text:style-name="T228">Ponownie znajdujemy przedzia</text:span><text:span text:style-name="T229">ł, gdzie wartości funkcji dla granic przedziału mają przeciwny znak, lub znajdziemy miejsce zerowe i procedurę powtarzamy. Metoda ta nie zawęża całego przedziału tak jak bisekcja, lecz zbliża punkt c do miejsca zerowego.</text:span></text:p>
      <text:p text:style-name="P27"><text:span text:style-name="T230">Zarówno metoda bisekcji jak i metoda<text:s/></text:span><text:span text:style-name="T231">falsi</text:span><text:span text:style-name="T232"><text:s/>to metody zbie</text:span><text:span text:style-name="T233">żne liniowo, to znaczy, że na ustalenie każdego<text:s/></text:span><text:span text:style-name="T234">˙</text:span><text:span text:style-name="T235"><text:s/>kolejnego miejsca dziesi</text:span><text:span text:style-name="T236">ętnego w rozwinięciu miejsca zerowego potrzeba takiej samej liczby iteracji (krok</text:span><text:span text:style-name="T237">ów).</text:span></text:p>
      <text:p text:style-name="P27"><text:span text:style-name="T238"/></text:p>
      <text:p text:style-name="P27"><text:span text:style-name="T238"/></text:p>
      <text:p text:style-name="P27"><text:span text:style-name="T238"/></text:p>
      <text:p text:style-name="P27"><text:span text:style-name="T238"/></text:p>
      <text:p text:style-name="P27"><text:span text:style-name="T238"/></text:p>
      <text:p text:style-name="P27"><text:span text:style-name="T238"/></text:p>
      <text:p text:style-name="P27"><text:span text:style-name="T239">Przyk</text:span><text:span text:style-name="T240">ład 3 iteracji metodą<text:s/></text:span><text:span text:style-name="T241">falsi</text:span><text:span text:style-name="T242"><text:s/>dla wcześniej podanej funkcji:</text:span></text:p>
      <text:p text:style-name="P27"><text:span text:style-name="T243"/></text:p>
      <text:p text:style-name="P27"><draw:frame text:anchor-type="as-char" svg:width="88.27mm" svg:height="84.88mm" style:rel-width="scale" style:rel-height="scale"><draw:object-ole xlink:href="OleObj10"/><draw:image xlink:href="ObjectReplacements/OleObj10"/></draw:frame><text:span text:style-name="T243"/></text:p>
      <text:p text:style-name="P27"><text:span text:style-name="T244">W za</text:span><text:span text:style-name="T245">łącznikach do maila znajduje się r</text:span><text:span text:style-name="T246">ównie</text:span><text:span text:style-name="T247">ż kod w języku C++ dla tej funkcji: falsi.cpp</text:span></text:p>
      <text:p text:style-name="P27"><text:span text:style-name="T248">Metoda Newtona</text:span></text:p>
      <text:p text:style-name="P27"><text:span text:style-name="T249">Rozwijaj</text:span><text:span text:style-name="T250">ąc funkcję w szereg Taylora wok</text:span><text:span text:style-name="T251">ó</text:span><text:span text:style-name="T252">ł pewnego punktu do pierwszego rzędu możemy otrzymać jej dobre przybliżenie. Nie będę tu wnikał w szczeg</text:span><text:span text:style-name="T253">ó</text:span><text:span text:style-name="T254">ły działania takiego rozwinięcia. </text:span></text:p>
      <text:p text:style-name="P28"><text:span text:style-name="T255"/></text:p>
      <text:p text:style-name="P28"><text:span text:style-name="T255"/></text:p>
      <text:p text:style-name="P29"><text:span text:style-name="T256">Szukamy miejsca zerowego takiego przybli</text:span><text:span text:style-name="T257">żenia funkcji</text:span></text:p>
      <text:p text:style-name="P30"><text:span text:style-name="T258"/></text:p>
      <text:p text:style-name="P31"><text:span text:style-name="T259">W rezultacie otrzymujemy wzór iteracyjny</text:span></text:p>
      <text:p text:style-name="P32"><text:span text:style-name="T260"/></text:p>
      <text:p text:style-name="P33"><text:span text:style-name="T261">Metoda ta jest bardziej z</text:span><text:span text:style-name="T262">łożona, ponieważ wymaga analitycznej znajomości pochodnej danej funkcji. Pochodne da się wyznaczyć numeryczne, ale wtedy metoda traci sens, ze względu na nakładające się błędy. Tutaj nie wybieramy przedziału, lecz pojedynczy punkt i jak w metodzie<text:s/></text:span><text:span text:style-name="T263">falsi</text:span><text:span text:style-name="T264"><text:s/>każda kolejna iteracja przybliża nas do miejsca zerowego.</text:span></text:p>
      <text:p text:style-name="P33"><draw:frame text:anchor-type="as-char" svg:width="159.81mm" svg:height="118.11mm" style:rel-width="scale" style:rel-height="scale"><draw:object-ole xlink:href="OleObj11"/><draw:image xlink:href="ObjectReplacements/OleObj11"/></draw:frame><text:span text:style-name="T265"/></text:p>
      <text:p text:style-name="P33"><text:span text:style-name="T266">W za</text:span><text:span text:style-name="T267">łącznikach do maila znajduje się r</text:span><text:span text:style-name="T268">ównie</text:span><text:span text:style-name="T269">ż kod w języku C++ dla tej funkcji: Newton.cpp</text:span></text:p>
      <text:p text:style-name="P33"><text:span text:style-name="T270">Metoda ta w przeciwie</text:span><text:span text:style-name="T271">ństwie do poprzednich jest zbieżna kwadratowo, czyli dla każdego miejsca po przecinku w rozwinięciu dziesiętnym miejsca zerowego, potrzeba tylko połowy iteracji względem miejsca poprzedniego. Dla nas znaczy to tyle, że im bliżej miejsca zerowego zaczniemy, tym szybciej zbliżamy się do jego dokładnej wartości. Niestety dla niekt</text:span><text:span text:style-name="T272">órych funkcji i punktów pocz</text:span><text:span text:style-name="T273">ątkowych może być rozbieżna.</text:span></text:p>
      <text:p text:style-name="P33"><text:span text:style-name="T274">Rozwijaj</text:span><text:span text:style-name="T275">ąc szereg Taylora do drugiego rzędu</text:span></text:p>
      <text:p text:style-name="P34"><text:span text:style-name="T276"/></text:p>
      <text:p text:style-name="P35"><text:span text:style-name="T277">Mo</text:span><text:span text:style-name="T278">żemy dojść do jeszcze bardziej złożonej iteracji</text:span><draw:frame text:anchor-type="as-char" svg:width="159.81mm" svg:height="27.09mm" style:rel-width="scale" style:rel-height="scale"><draw:object-ole xlink:href="OleObj12"/><draw:image xlink:href="ObjectReplacements/OleObj12"/></draw:frame><text:span text:style-name="T278"/></text:p>
      <text:p text:style-name="P35"><text:span text:style-name="T279"/></text:p>
      <text:p text:style-name="P36"><text:span text:style-name="T280">Wielomiany</text:span></text:p>
      <text:p text:style-name="P37"><text:span text:style-name="T281">Podstawowe Twierdzenie Algebry mówi nam,<text:s/></text:span><text:span text:style-name="T282">że wielomian stopnia n-tego ma dokładnie <text:line-break/>n pierwiastk</text:span><text:span text:style-name="T283">ów, na p</text:span><text:span text:style-name="T284">łaszczyźnie zespolonej.</text:span></text:p>
      <text:p text:style-name="P37"><text:span text:style-name="T285">Mówi</text:span><text:span text:style-name="T286">ąc w skr</text:span><text:span text:style-name="T287">ócie liczba zespolona ma posta</text:span><text:span text:style-name="T288">ć<text:s/></text:span><text:span text:style-name="T289">a+bi<text:s/></text:span><text:span text:style-name="T290"><text:s/>gdzie<text:s text:c="2"/>i<text:s text:c="2"/>są rzeczywiste, a<text:s/></text:span><text:span text:style-name="T291">i</text:span><text:span text:style-name="T292"><text:s/>oznacza pierwiastek z -1. Wielomian<text:s text:c="2"/>można doprowadzić do postaci . Ma on jedno rozwiązanie rzeczywiste (3) oraz dwa rozwiązania zespolone<text:s text:c="2"/></text:span></text:p>
      <text:p text:style-name="P37"><text:span text:style-name="T293">Ze wzgl</text:span><text:span text:style-name="T294">ędu na powszechność wielomian</text:span><text:span text:style-name="T295">ów w wielu problemach matematycznych i nierzadkie trudno</text:span><text:span text:style-name="T296">ści związane z obliczaniem ich pierwiastk</text:span><text:span text:style-name="T297">ów metodami analitycznymi, wykorzystuje si</text:span><text:span text:style-name="T298">ę tu metody numeryczne. Po obliczeniu pierwiastka<text:s text:c="2"/>wielomianu<text:s text:c="2"/>możemy go podzielić przez dwumian<text:s text:c="2"/>zmniejszając stopień wielomianu o 1, po czym możemy kontynuować operacje, aż do uzyskania wszystkich pierwiastk</text:span><text:span text:style-name="T299">ów. Mo</text:span><text:span text:style-name="T300">żemy do tego zastosować metody opisane wcześniej, lecz nie byłoby to najbardziej efektywne. W tej sytuacji najlepszym wyjściem okazuje się metoda Laguerre’a.</text:span></text:p>
      <text:p text:style-name="P38"><text:span text:style-name="T301">Metoda Laguerre’a</text:span></text:p>
      <text:p text:style-name="P39"><text:span text:style-name="T302"/></text:p>
      <text:p text:style-name="P40"><text:span text:style-name="T303">Podana iteracja przypomina t</text:span><text:span text:style-name="T304">ę wykorzystującą drugą pochodną funkcji. R</text:span><text:span text:style-name="T305">ó</text:span><text:span text:style-name="T306">żnica polega na uwzględnieniu stopnia wielomianu. Metoda ta jest zbieżna sześciennie, czyli działa szybciej. Dla<text:s text:c="2"/>obie metody stają się identyczne. Dla<text:s text:c="2"/>jest to metoda Newtona. Na tej podstawie intuicja podpowiada nam, że ten wz</text:span><text:span text:style-name="T307">ór mo</text:span><text:span text:style-name="T308">że być prawdziwy. Jego wyprowadzenie jest jednak bardzo złożone. Wartość pod pierwiastkiem w mianowniku dla niekt</text:span><text:span text:style-name="T309">órych warto</text:span><text:span text:style-name="T310">ści<text:s text:c="2"/>może być ujemna, co sprawia, że nawet dla rzeczywistego miejsca startowego możemy uzyskać pierwiastki zespolone. Użycie tego wzoru wymaga znajomości drugiej pochodnej funkcji, lecz w przypadku wielomian</text:span><text:span text:style-name="T311">ów jest to bardzo proste do policzenia. Aby lepiej zrozumie</text:span><text:span text:style-name="T312">ć jak działa dana iteracja, dla wielomianu <text:line-break/> ,kt</text:span><text:span text:style-name="T313">órego miejscami zerowymi s</text:span><text:span text:style-name="T314">ą liczby -1, 1, 2 i 3, sporządźmy wykres funkcji y=x oraz</text:span></text:p>
      <text:p text:style-name="P41"><text:span text:style-name="T315"/></text:p>
      <text:p text:style-name="P42"><draw:frame text:anchor-type="as-char" svg:width="123.61mm" svg:height="61.60mm" style:rel-width="scale" style:rel-height="scale"><draw:object-ole xlink:href="OleObj13"/><draw:image xlink:href="ObjectReplacements/OleObj13"/></draw:frame><text:span text:style-name="T315"/></text:p>
      <text:p text:style-name="P42"><text:span text:style-name="T316">Znak ± w równaniu wstawiamy tak, by warto</text:span><text:span text:style-name="T317">ść bezwzględna mianownika była mniejsza. Znaczy to, że funkcja przyjmuje wartości bliższe zeru. Ze względu na to, że funkcja dla argument</text:span><text:span text:style-name="T318">ów znacznie wi</text:span><text:span text:style-name="T319">ększych i znacznie mniejszych od miejsc zerowych jest prawie stała, już pierwsza iteracja przenosi nas w ich pobliże. Dla pierwiastk</text:span><text:span text:style-name="T320">ów wielomianu warto</text:span><text:span text:style-name="T321">ść funkcji jest r</text:span><text:span text:style-name="T322">ówna jej argumentowi, wi</text:span><text:span text:style-name="T323">ęc kolejne iteracje nic nie zmieniają. Używając tylko jednego znaku w mianowniku (+ lub -), możemy natrafić momenty, gdzie wartość funkcji jest bardzo duża, w skrajnych przypadkach dąży do nieskończoności. W świecie analitycznym nie stanowiło by to problemu (nie licząc punktu, gdzie rzeczywiście występuje dzielenie przez 0), ponieważ ze względu na prawię stałą naturę funkcji dla dużych argument</text:span><text:span text:style-name="T324">ów, kolejna iteracja przeniesie nas ju</text:span><text:span text:style-name="T325">ż bliżej obszaru występowania miejsc zerowych. Niestety w świecie numerycznym ten proces spowoduję utratę wielu cyfr znaczących i pogorszenie jakości wyniku, dlatego należy go omijać.</text:span></text:p>
      <text:p text:style-name="P43"><text:span text:style-name="T326">Wyg</text:span><text:span text:style-name="T327">ładzanie miejsc zerowych</text:span></text:p>
      <text:p text:style-name="P44"><text:span text:style-name="T328">Z ka</text:span><text:span text:style-name="T329">żdą operacją tracona jest dokładność. Nawet niewielkie zaburzenia wsp</text:span><text:span text:style-name="T330">ó</text:span><text:span text:style-name="T331">łczynnik</text:span><text:span text:style-name="T332">ów wielomianu mog</text:span><text:span text:style-name="T333">ą prowadzić do znaczących odstępstw w wartościach jego pierwiastk</text:span><text:span text:style-name="T334">ów. Dlatego po kilkukrotnym wydzieleniu wielomianu przez dwumiany w postaci<text:s text:c="2"/>, gdzie<text:s text:c="2"/>to miejsce zerowe, iteracja metod</text:span><text:span text:style-name="T335">ą Laguerre’a zazwyczaj nie da nam poprawnych wynik</text:span><text:span text:style-name="T336">ów lecz wynik przybli</text:span><text:span text:style-name="T337">żony - . Aby zwiększyć te dokładność, dla każdego nowo wyliczonego miejsca zerowego można przeprowadzić kilka iteracji operując na oryginalnym wielomianie, gdzie<text:s text:c="2"/>to wartość początkowa. Zwiększy to dokładność i<text:s/></text:span><text:span text:style-name="T338">„</text:span><text:span text:style-name="T339">wyg</text:span><text:span text:style-name="T340">ładzi” pierwiastki.</text:span></text:p>
      <text:p text:style-name="P45"><text:span text:style-name="T341">Zespolone miejsca zerowe</text:span></text:p>
      <text:p text:style-name="P46"><text:span text:style-name="T342">Operuj</text:span><text:span text:style-name="T343">ąc w świecie liczb rzeczywistych, łatwo zauważyć, że każdy wielomian da się doprowadzić do postaci iloczynu r</text:span><text:span text:style-name="T344">ówna</text:span><text:span text:style-name="T345">ń liniowych i kwadratowych z ujemnym wyr</text:span><text:span text:style-name="T346">ó</text:span><text:span text:style-name="T347">żnikiem. Miejsca zerowe takiego wielomianu to liczby rzeczywiste, kt</text:span><text:span text:style-name="T348">óre otrzymujemy z równa</text:span><text:span text:style-name="T349">ń liniowych oraz rozwiązania zespolone w postaci<text:s text:c="2"/>oraz . Dzięki temu znajdując jedno rozwiązanie, obracając znak w części urojonej otrzymujemy drugie i wielomian możemy podzielić przez tr</text:span><text:span text:style-name="T350">ójmian , czyli , który jak wida</text:span><text:span text:style-name="T351">ć ma wszystkie wsp</text:span><text:span text:style-name="T352">ó</text:span><text:span text:style-name="T353">łczynniki rzeczywiste. Zwiększa to dokładność procesu i skraca czas wykonywania. </text:span></text:p>
      <text:p text:style-name="P47"><text:span text:style-name="T354">Warto</text:span><text:span text:style-name="T355">ść wielomianu i jego pochodnych w punkcie</text:span></text:p>
      <text:p text:style-name="P48"><text:span text:style-name="T356">Obliczenie warto</text:span><text:span text:style-name="T357">ści wielomianu w formie<text:s text:c="2"/>wymaga bardzo wielu mnożeń, co szczeg</text:span><text:span text:style-name="T358">ólnie obci</text:span><text:span text:style-name="T359">ąża procesor. Można go jednak przekształcić do postaci<text:s text:c="2"/>zmniejszamy liczbę mnożeń z<text:s text:c="2"/>do . Obliczanie wartości wielomianu w takiej postaci nazywa się Algorytmem Hornera. Jest on wykorzystywany r</text:span><text:span text:style-name="T360">ównie</text:span><text:span text:style-name="T361">ż w dzieleniu wielomianu przez dwumian, co jest potrzebne w metodzie Laguerre’a.</text:span></text:p>
      <text:p text:style-name="P48"><text:span text:style-name="T362">Wielomian<text:s text:c="2"/>mo</text:span><text:span text:style-name="T363">żna zapisać w postaci </text:span></text:p>
      <text:p text:style-name="P49"><text:span text:style-name="T364"/></text:p>
      <text:p text:style-name="P50"><text:span text:style-name="T365">Gdzie<text:s text:c="2"/>to reszta z dzielenia wielomianu przez dwumian . Dziel</text:span><text:span text:style-name="T366">ąc przez dwumian zawierający miejsce zerowe reszta wynosi 0, lecz pojawi się ona ze względu na przybliżenia stosowane w czasie pracy. </text:span></text:p>
      <text:p text:style-name="P50"><text:span text:style-name="T367"/></text:p>
      <text:p text:style-name="P50"><text:span text:style-name="T368">Wspó</text:span><text:span text:style-name="T369">łczynniki nowego wielomianu<text:s text:c="2"/>można obliczać ze wzor</text:span><text:span text:style-name="T370">ów</text:span></text:p>
      <text:p text:style-name="P51"><text:span text:style-name="T371"/></text:p>
      <text:p text:style-name="P51"><text:span text:style-name="T371"/></text:p>
      <text:p text:style-name="P51"><text:span text:style-name="T371"/></text:p>
      <text:p text:style-name="P52"><text:span text:style-name="T372">Obliczenie<text:s text:c="2"/>nie jest konieczne w tym przypadku, poniewa</text:span><text:span text:style-name="T373">ż końcowo zostanie ona pominięta. </text:span></text:p>
      <text:p text:style-name="P52"><text:span text:style-name="T374">Bardzo proste staje si</text:span><text:span text:style-name="T375">ę r</text:span><text:span text:style-name="T376">ównie</text:span><text:span text:style-name="T377">ż obliczanie pochodnych w punkcie. Wielomian można zapisać w postaci</text:span></text:p>
      <text:p text:style-name="P53"><text:span text:style-name="T378"/></text:p>
      <text:p text:style-name="P54"><text:span text:style-name="T379">Gdzie<text:s text:c="2"/>jest równaniem o stopniu mniejszym ni</text:span><text:span text:style-name="T380">ż . Po -krotnym r</text:span><text:span text:style-name="T381">ó</text:span><text:span text:style-name="T382">żniczkowaniu otrzymamy</text:span></text:p>
      <text:p text:style-name="P55"><text:span text:style-name="T383"/></text:p>
      <text:p text:style-name="P56"><text:span text:style-name="T384">Co<text:s/></text:span><text:span text:style-name="T385">łatwo obliczyć stosując podane wcześniej metody.</text:span></text:p>
      <text:p text:style-name="P56"><text:span text:style-name="T386">W za</text:span><text:span text:style-name="T387">łącznikach do maila znajduje się r</text:span><text:span text:style-name="T388">ównie</text:span><text:span text:style-name="T389">ż kod w języku C++ dla tych funkcji: wielomian.cpp<text:line-break/>Znajduje się tam r</text:span><text:span text:style-name="T390">ównie</text:span><text:span text:style-name="T391">ż plik Laguerre.cpp, w kt</text:span><text:span text:style-name="T392">órym umie</text:span><text:span text:style-name="T393">ściłem moje pr</text:span><text:span text:style-name="T394">óby implementacji tej metody. Niestety niewystarczaj</text:span><text:span text:style-name="T395">ąca znajomość liczb zespolonych w C++ nie pozwoliła mi dokończyć pracy, więc mam zamiar się dokształcić. Na obecnym etapie program liczy jedno miejsce zerowe na podstawie podanego punktu startowego. </text:span></text:p>
      <text:p text:style-name="P57"><text:span text:style-name="T396">Podsumowanie</text:span></text:p>
      <text:p text:style-name="P58"><text:span text:style-name="T397">Metody numeryczne towarzysz</text:span><text:span text:style-name="T398">ą nam od wiek</text:span><text:span text:style-name="T399">ów. Obecnie s</text:span><text:span text:style-name="T400">ą one lepsze niż kiedykolwiek ze względu na istniejące szybkie komputery. Opierają się na operowaniu na liczbach w systemie binarnym. Z tego powodu metody numeryczne nie udowodnią stwierdzeń matematycznych ani nie wyprowadzą wzoru końcowego trudnych obliczeń. Jest to zadaniem kreatywnie myślących ludzi, lub sztucznej inteligencji w przyszłości. Są one niedokładne, lecz błędy te można szacować. Mimo tych wszystkich wad, są one konieczne do wielu obliczeń, badań i symulacji. Bez nich nie da się szacować wartości niekt</text:span><text:span text:style-name="T401">órych ca</text:span><text:span text:style-name="T402">łek, szukanie miejsc zerowych wielu funkcji staje się bardzo trudne a wiele obliczeń jest po prostu wykonywanych szybciej. Często<text:s/></text:span><text:span text:style-name="T403">„</text:span><text:span text:style-name="T404">testuj</text:span><text:span text:style-name="T405">ą” dane stwierdzenia, numerycznie sprawdzając wyniki nim ktoś je udowodni, tak jak przy Wielkiej Hipotezie Riemanna. Zapewniają bezpieczeństwo generując nowe i duże liczby pierwsze. Są koniecznym warunkiem postępu cywilizacyjnego. Najważniejsze jest jednak to, że wiele z nich można stosować na własnym komputerze.</text:span></text:p>
      <text:p text:style-name="P59"><text:span text:style-name="T406"/></text:p>
      <text:p text:style-name="P60"><text:span text:style-name="T407">Bibliografia</text:span></text:p>
      <text:p text:style-name="P61"><text:span text:style-name="T408">Wyk</text:span><text:span text:style-name="T409">łady dr hab. Pawła F. G</text:span><text:span text:style-name="T410">óry<text:s/></text:span><text:a xlink:href="http://th-www.if.uj.edu.pl/zfs/gora/metnum17/"><text:span text:style-name="T411">http://th-www.if.uj.edu.pl/zfs/gora/metnum17/</text:span></text:a><text:span text:style-name="T412"/></text:p>
      <text:p text:style-name="P61"><text:span text:style-name="T413">Wyk</text:span><text:span text:style-name="T414">łady dr hab. Piotra Fronczaka<text:s/></text:span><text:a xlink:href="http://www.if.pw.edu.pl/~agatka/"><text:span text:style-name="T415">http://www.if.pw.edu.pl/~agatka/</text:span></text:a><text:span text:style-name="T416"/></text:p>
      <text:p text:style-name="P61"><text:span text:style-name="T417">J.M. Jankowscy, Przegl</text:span><text:span text:style-name="T418">ąd metod i algorytm</text:span><text:span text:style-name="T419">ów numerycznych, WNT, 1988</text:span></text:p>
      <text:p text:style-name="P61"><text:a xlink:href="https://www.wikipedia.org/"><text:span text:style-name="T421">https://www.wikipedia.org</text:span></text:a><text:span text:style-name="T422"/></text:p>
      <text:p text:style-name="P61"><text:a xlink:href="http://um.mendelu.cz/maw-html/menu.php"><text:span text:style-name="T423">http://um.mendelu.cz/maw-html/menu.php</text:span></text:a><text:span text:style-name="T424"/></text:p>
      <text:p text:style-name="P61"><text:a xlink:href="http://mathworld.wolfram.com/"><text:span text:style-name="T425">http://mathworld.wolfram.com/</text:span></text:a><text:span text:style-name="T426"/></text:p>
      <text:p text:style-name="P61"><text:a xlink:href="http://bc.pollub.pl/Content/1370/metody.pdf"><text:span text:style-name="T427">http://bc.pollub.pl/Content/1370/metody.pdf</text:span></text:a><text:span text:style-name="T428"/></text:p>
      <text:p text:style-name="P61"><text:a xlink:href="http://www.wolframalpha.com/"><text:span text:style-name="T429">http://www.wolframalpha.com/</text:span></text:a><text:span text:style-name="T430"/></text:p>
      <text:p text:style-name="P61"><text:a xlink:href="https://www.google.pl/"><text:span text:style-name="T431">https://www.google.pl/</text:span></text:a><text:span text:style-name="T432"><text:s/>- wykres</text:span></text:p>
      <text:p text:style-name="P62"><text:span text:style-name="T4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